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a8bd" officeooo:paragraph-rsid="0006a8bd"/>
    </style:style>
    <style:style style:name="P2" style:family="paragraph" style:parent-style-name="Standard">
      <style:text-properties officeooo:rsid="0006a8bd" officeooo:paragraph-rsid="0007ec75"/>
    </style:style>
    <style:style style:name="P3" style:family="paragraph" style:parent-style-name="Standard">
      <style:text-properties officeooo:rsid="000957f5" officeooo:paragraph-rsid="000957f5"/>
    </style:style>
    <style:style style:name="T1" style:family="text">
      <style:text-properties officeooo:rsid="0007ec75"/>
    </style:style>
    <style:style style:name="T2" style:family="text">
      <style:text-properties officeooo:rsid="00089a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</text:p>
      <text:p text:style-name="P1"/>
      <text:p text:style-name="P2">a. webcam<text:tab/>b mouse<text:tab/>c external hard drive<text:tab/>d. keyboard<text:tab/>e. <text:span text:style-name="T1">Display</text:span><text:tab/>f. fax<text:tab/></text:p>
      <text:p text:style-name="P2"><text:span text:style-name="T2">x</text:span>g. <text:span text:style-name="T1">Bar Code Reader</text:span></text:p>
      <text:p text:style-name="P1">h. router<text:tab/>i. printing machine<text:tab/>j. <text:span text:style-name="T1">Graphic </text:span>Tablet<text:tab/>k. projector <text:tab/>i. speakers<text:tab/>m. camera n. headset<text:tab/>o. USB</text:p>
      <text:p text:style-name="P1"/>
      <text:p text:style-name="P1">input. A, b, d, g, h, t, m, </text:p>
      <text:p text:style-name="P1">output, e, k, f, n</text:p>
      <text:p text:style-name="P1">storage o, c</text:p>
      <text:p text:style-name="P1"/>
      <text:p text:style-name="P1">5.</text:p>
      <text:p text:style-name="P1">a. printing machine</text:p>
      <text:p text:style-name="P1">b. webcam</text:p>
      <text:p text:style-name="P1">c. keyboard</text:p>
      <text:p text:style-name="P1">d. screen</text:p>
      <text:p text:style-name="P1">e. <text:span text:style-name="T1">mouse</text:span></text:p>
      <text:p text:style-name="P1">f. headset</text:p>
      <text:p text:style-name="P1">g. speakers</text:p>
      <text:p text:style-name="P1"/>
      <text:p text:style-name="P1">6.</text:p>
      <text:p text:style-name="P1">A<text:tab/>B</text:p>
      <text:p text:style-name="P1">1<text:tab/>4</text:p>
      <text:p text:style-name="P1">2<text:tab/>1</text:p>
      <text:p text:style-name="P1">3<text:tab/>3<text:tab/></text:p>
      <text:p text:style-name="P1">4<text:tab/>2</text:p>
      <text:p text:style-name="P1"/>
      <text:p text:style-name="P3">Pagina 8:</text:p>
      <text:p text:style-name="P3"/>
      <text:p text:style-name="P3">2.</text:p>
      <text:p text:style-name="P3"/>
      <text:p text:style-name="P3">A) </text:p>
      <text:p text:style-name="P3"/>
      <text:p text:style-name="P3">3.</text:p>
      <text:p text:style-name="P3">A) <text:s/>True, in 5</text:p>
      <text:p text:style-name="P3"/>
      <text:p text:style-name="P3">B) True in 15</text:p>
      <text:p text:style-name="P3"/>
      <text:p text:style-name="P3">C) True in 20</text:p>
      <text:p text:style-name="P3"/>
      <text:p text:style-name="P3">D) False in 30</text:p>
      <text:p text:style-name="P3"/>
      <text:p text:style-name="P3">E) False in 30</text:p>
      <text:p text:style-name="P3"/>
      <text:p text:style-name="P3">4.</text:p>
      <text:p text:style-name="P3"/>
      <text:p text:style-name="P3">a) port</text:p>
      <text:p text:style-name="P3">b) slots</text:p>
      <text:p text:style-name="P3">c) expansion card</text:p>
      <text:p text:style-name="P3">d) Heat sink and a fan</text:p>
      <text:p text:style-name="P3">e) System clock</text:p>
      <text:p text:style-name="P3"/>
      <text:p text:style-name="P3"><text:soft-page-break/>5.</text:p>
      <text:p text:style-name="P3"/>
      <text:p text:style-name="P3">a) circuit</text:p>
      <text:p text:style-name="P3">b) connected</text:p>
      <text:p text:style-name="P3">c)</text:p>
      <text:p text:style-name="P3">d) capabilities</text:p>
      <text:p text:style-name="P3">e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7:17:53.929073909</meta:creation-date>
    <dc:date>2022-10-06T18:33:14.301109122</dc:date>
    <meta:editing-duration>PT34M38S</meta:editing-duration>
    <meta:editing-cycles>1</meta:editing-cycles>
    <meta:document-statistic meta:table-count="0" meta:image-count="0" meta:object-count="0" meta:page-count="2" meta:paragraph-count="42" meta:word-count="131" meta:character-count="545" meta:non-whitespace-character-count="450"/>
    <meta:generator>LibreOffice/7.0.4.2$Linux_X86_64 LibreOffice_project/00$Build-2</meta:generator>
  </office:meta>
</office:document-meta>
</file>